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Tahoma, Helvetica, 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M Mono 10" fo:font-size="11pt" officeooo:paragraph-rsid="000301d3" style:font-size-asian="11pt" style:font-size-complex="11pt"/>
    </style:style>
    <style:style style:name="P2" style:family="paragraph" style:parent-style-name="Standard">
      <style:paragraph-properties fo:text-align="center" style:justify-single-word="false"/>
      <style:text-properties style:font-name="LM Mono 10" fo:font-size="11pt" officeooo:rsid="0003ac99" officeooo:paragraph-rsid="0003ac99" style:font-size-asian="11pt" style:font-size-complex="11pt"/>
    </style:style>
    <style:style style:name="P3" style:family="paragraph" style:parent-style-name="Standard">
      <style:paragraph-properties fo:text-align="start" style:justify-single-word="false"/>
      <style:text-properties style:font-name="LM Mono 10" fo:font-size="11pt" officeooo:rsid="0003ac99" officeooo:paragraph-rsid="0003ac99" style:font-size-asian="11pt" style:font-size-complex="11pt"/>
    </style:style>
    <style:style style:name="P4" style:family="paragraph" style:parent-style-name="Standard">
      <style:text-properties style:font-name="Liberation Serif" fo:font-size="11pt" officeooo:paragraph-rsid="000301d3" style:font-size-asian="11pt" style:font-size-complex="11pt"/>
    </style:style>
    <style:style style:name="P5" style:family="paragraph" style:parent-style-name="Standard">
      <style:paragraph-properties fo:text-align="start" style:justify-single-word="false"/>
      <style:text-properties style:font-name="Liberation Serif" fo:font-size="11pt" officeooo:rsid="0003ac99" officeooo:paragraph-rsid="0003ac99" style:font-size-asian="11pt" style:font-size-complex="11pt"/>
    </style:style>
    <style:style style:name="P6" style:family="paragraph" style:parent-style-name="Standard">
      <style:text-properties style:font-name="Liberation Serif" fo:font-size="12pt" officeooo:paragraph-rsid="000301d3" style:font-size-asian="12pt" style:font-size-complex="12pt"/>
    </style:style>
    <style:style style:name="P7"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3ac99" officeooo:paragraph-rsid="0003ac99" style:font-size-asian="11pt" style:font-size-complex="11pt"/>
    </style:style>
    <style:style style:name="P8" style:family="paragraph" style:parent-style-name="Text_20_body" style:list-style-name="L1">
      <style:paragraph-properties fo:margin-left="0in" fo:margin-right="0in" fo:margin-top="0in" fo:margin-bottom="0in" style:contextual-spacing="false" style:line-height-at-least="0.2146in" fo:text-align="center"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55da7" officeooo:paragraph-rsid="00055da7" style:font-size-asian="11pt" style:font-size-complex="11pt"/>
    </style:style>
    <style:style style:name="P9" style:family="paragraph" style:parent-style-name="Text_20_body" style:list-style-name="L1">
      <style:paragraph-properties fo:margin-left="0in" fo:margin-right="0in" fo:margin-top="0in" fo:margin-bottom="0in" style:contextual-spacing="false" style:line-height-at-least="0.2146in" fo:text-align="start"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55da7" officeooo:paragraph-rsid="00055da7" style:font-size-asian="11pt" style:font-size-complex="11pt"/>
    </style:style>
    <style:style style:name="P10"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1pt" fo:letter-spacing="normal" fo:font-style="normal" fo:font-weight="normal" style:font-size-asian="11pt" style:font-size-complex="11pt"/>
    </style:style>
    <style:style style:name="P11"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1pt" fo:letter-spacing="normal" fo:font-style="normal" fo:font-weight="normal" officeooo:rsid="0003ac99" officeooo:paragraph-rsid="0003ac99" style:font-size-asian="11pt" style:font-size-complex="11pt"/>
    </style:style>
    <style:style style:name="P12"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2pt" fo:letter-spacing="normal" fo:font-style="normal" fo:font-weight="normal" style:font-size-asian="12pt" style:font-size-complex="12pt"/>
    </style:style>
    <style:style style:name="P13" style:family="paragraph" style:parent-style-name="Text_20_body" style:list-style-name="L1">
      <style:paragraph-properties fo:margin-left="0in" fo:margin-right="0in"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2pt" fo:letter-spacing="normal" fo:font-style="normal" fo:font-weight="normal" officeooo:paragraph-rsid="000730ef" style:font-size-asian="12pt" style:font-size-complex="12pt"/>
    </style:style>
    <style:style style:name="P14" style:family="paragraph" style:parent-style-name="Text_20_body" style:list-style-name="L1">
      <style:paragraph-properties fo:margin-left="0in" fo:margin-right="0in" style:line-height-at-least="0.2146in"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paragraph-rsid="000730ef" style:font-size-asian="11pt" style:font-size-complex="11pt"/>
    </style:style>
    <style:style style:name="P15"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730ef" officeooo:paragraph-rsid="000730ef" style:font-size-asian="11pt" style:font-size-complex="11pt"/>
    </style:style>
    <style:style style:name="P16"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730ef" officeooo:paragraph-rsid="000730ef" style:font-size-asian="11pt" style:font-size-complex="11pt"/>
    </style:style>
    <style:style style:name="P17"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7efd2" officeooo:paragraph-rsid="0007efd2" style:font-size-asian="11pt" style:font-size-complex="11pt"/>
    </style:style>
    <style:style style:name="P18"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9cf2f" officeooo:paragraph-rsid="0009cf2f" style:font-size-asian="11pt" style:font-size-complex="11pt"/>
    </style:style>
    <style:style style:name="P1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09cf2f" officeooo:paragraph-rsid="0009cf2f" style:font-size-asian="11pt" style:font-size-complex="11pt"/>
    </style:style>
    <style:style style:name="P20"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bcacb" officeooo:paragraph-rsid="000c79cc" style:font-size-asian="11pt" style:font-size-complex="11pt"/>
    </style:style>
    <style:style style:name="P21"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de44a" officeooo:paragraph-rsid="000de44a" style:font-size-asian="11pt" style:font-size-complex="11pt"/>
    </style:style>
    <style:style style:name="P22"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1431f1" officeooo:paragraph-rsid="001431f1" style:font-size-asian="11pt" style:font-size-complex="11pt"/>
    </style:style>
    <style:style style:name="P23"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1431f1" officeooo:paragraph-rsid="001431f1" style:font-size-asian="11pt" style:font-size-complex="11pt"/>
    </style:style>
    <style:style style:name="P24"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158617" officeooo:paragraph-rsid="00158617" style:font-size-asian="11pt" style:font-size-complex="11pt"/>
    </style:style>
    <style:style style:name="P25"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15fe71" officeooo:paragraph-rsid="0015fe71" style:font-size-asian="11pt" style:font-size-complex="11pt"/>
    </style:style>
    <style:style style:name="P26"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M Mono 10" fo:font-size="11pt" officeooo:rsid="000730ef" officeooo:paragraph-rsid="0007efd2" style:font-size-asian="11pt" style:font-size-complex="11pt"/>
    </style:style>
    <style:style style:name="P27"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M Mono 10" fo:font-size="11pt" officeooo:rsid="0007efd2" officeooo:paragraph-rsid="0007efd2" style:font-size-asian="11pt" style:font-size-complex="11pt"/>
    </style:style>
    <style:style style:name="P28"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9cf2f" officeooo:paragraph-rsid="0009cf2f" style:font-size-asian="11pt" style:font-size-complex="11pt"/>
    </style:style>
    <style:style style:name="P2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a70a8" officeooo:paragraph-rsid="000a70a8" style:font-size-asian="11pt" style:font-size-complex="11pt"/>
    </style:style>
    <style:style style:name="P30"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bcacb" officeooo:paragraph-rsid="000bcacb" style:font-size-asian="11pt" style:font-size-complex="11pt"/>
    </style:style>
    <style:style style:name="P31"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bcacb" officeooo:paragraph-rsid="000c79cc" style:font-size-asian="11pt" style:font-size-complex="11pt"/>
    </style:style>
    <style:style style:name="P32"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e021a" officeooo:paragraph-rsid="001310fe" style:font-size-asian="11pt" style:font-size-complex="11pt"/>
    </style:style>
    <style:style style:name="P33"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e021a" officeooo:paragraph-rsid="001861e3" style:font-size-asian="11pt" style:font-size-complex="11pt"/>
    </style:style>
    <style:style style:name="P34"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1431f1" officeooo:paragraph-rsid="001431f1" style:font-size-asian="11pt" style:font-size-complex="11pt"/>
    </style:style>
    <style:style style:name="P35"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158617" officeooo:paragraph-rsid="00158617" style:font-size-asian="11pt" style:font-size-complex="11pt"/>
    </style:style>
    <style:style style:name="P36"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15fe71" officeooo:paragraph-rsid="0015fe71" style:font-size-asian="11pt" style:font-size-complex="11pt"/>
    </style:style>
    <style:style style:name="P37"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431f1" style:font-size-asian="11pt" style:font-weight-asian="bold" style:font-size-complex="11pt" style:font-weight-complex="bold"/>
    </style:style>
    <style:style style:name="P38"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310fe" style:font-size-asian="11pt" style:font-weight-asian="bold" style:font-size-complex="11pt" style:font-weight-complex="bold"/>
    </style:style>
    <style:style style:name="P3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861e3" style:font-size-asian="11pt" style:font-weight-asian="bold" style:font-size-complex="11pt" style:font-weight-complex="bold"/>
    </style:style>
    <style:style style:name="P40" style:family="paragraph" style:parent-style-name="Header">
      <style:paragraph-properties fo:text-align="end" style:justify-single-word="false"/>
      <style:text-properties officeooo:rsid="00064ec9" officeooo:paragraph-rsid="00064ec9"/>
    </style:style>
    <style:style style:name="T1" style:family="text">
      <style:text-properties fo:font-variant="normal" fo:text-transform="none" fo:color="#444444" fo:letter-spacing="normal" fo:font-style="normal" fo:font-weight="normal"/>
    </style:style>
    <style:style style:name="T2" style:family="text">
      <style:text-properties fo:font-variant="normal" fo:text-transform="none" fo:color="#444444" fo:letter-spacing="normal" fo:font-style="normal" fo:font-weight="normal" officeooo:rsid="0003ac99"/>
    </style:style>
    <style:style style:name="T3" style:family="text">
      <style:text-properties fo:font-variant="normal" fo:text-transform="none" fo:color="#444444" fo:letter-spacing="normal" fo:font-style="normal" fo:font-weight="normal" style:font-style-asian="normal" style:font-style-complex="normal"/>
    </style:style>
    <style:style style:name="T4" style:family="text">
      <style:text-properties fo:font-variant="normal" fo:text-transform="none" fo:color="#444444" fo:letter-spacing="normal" fo:font-style="normal" fo:font-weight="normal" officeooo:rsid="000bcacb" style:font-style-asian="normal" style:font-style-complex="normal"/>
    </style:style>
    <style:style style:name="T5" style:family="text">
      <style:text-properties fo:font-variant="normal" fo:text-transform="none" fo:color="#444444" fo:letter-spacing="normal" fo:font-style="normal" fo:font-weight="normal" officeooo:rsid="000a70a8" style:font-style-asian="normal" style:font-style-complex="normal"/>
    </style:style>
    <style:style style:name="T6" style:family="text">
      <style:text-properties fo:font-variant="normal" fo:text-transform="none" fo:color="#444444" fo:letter-spacing="normal" fo:font-style="normal" fo:font-weight="normal" officeooo:rsid="000c79cc" style:font-style-asian="normal" style:font-style-complex="normal"/>
    </style:style>
    <style:style style:name="T7" style:family="text">
      <style:text-properties fo:font-variant="normal" fo:text-transform="none" fo:color="#444444" fo:letter-spacing="normal" fo:font-style="normal" fo:font-weight="normal" officeooo:rsid="000de44a" style:font-style-asian="normal" style:font-style-complex="normal"/>
    </style:style>
    <style:style style:name="T8" style:family="text">
      <style:text-properties fo:font-variant="normal" fo:text-transform="none" fo:color="#444444" fo:letter-spacing="normal" fo:font-style="normal" fo:font-weight="normal" officeooo:rsid="000e021a" style:font-style-asian="normal" style:font-style-complex="normal"/>
    </style:style>
    <style:style style:name="T9" style:family="text">
      <style:text-properties fo:font-variant="normal" fo:text-transform="none" fo:color="#444444" fo:letter-spacing="normal" fo:font-style="normal" fo:font-weight="normal" officeooo:rsid="000f0f8d" style:font-style-asian="normal" style:font-style-complex="normal"/>
    </style:style>
    <style:style style:name="T10" style:family="text">
      <style:text-properties fo:font-variant="normal" fo:text-transform="none" fo:color="#444444" fo:letter-spacing="normal" fo:font-style="normal" fo:font-weight="normal" officeooo:rsid="000f49d2" style:font-style-asian="normal" style:font-style-complex="normal"/>
    </style:style>
    <style:style style:name="T11" style:family="text">
      <style:text-properties fo:font-variant="normal" fo:text-transform="none" fo:color="#444444" fo:letter-spacing="normal" fo:font-style="normal" fo:font-weight="normal" officeooo:rsid="00108822" style:font-style-asian="normal" style:font-style-complex="normal"/>
    </style:style>
    <style:style style:name="T12" style:family="text">
      <style:text-properties fo:font-variant="normal" fo:text-transform="none" fo:color="#444444" fo:letter-spacing="normal" fo:font-style="normal" fo:font-weight="normal" officeooo:rsid="001143cf" style:font-style-asian="normal" style:font-style-complex="normal"/>
    </style:style>
    <style:style style:name="T13" style:family="text">
      <style:text-properties fo:font-variant="normal" fo:text-transform="none" fo:color="#444444" fo:letter-spacing="normal" fo:font-style="normal" fo:font-weight="normal" officeooo:rsid="001310fe" style:font-style-asian="normal" style:font-style-complex="normal"/>
    </style:style>
    <style:style style:name="T14" style:family="text">
      <style:text-properties fo:font-variant="normal" fo:text-transform="none" fo:color="#444444" fo:letter-spacing="normal" fo:font-style="normal" fo:font-weight="normal" officeooo:rsid="001431f1" style:font-style-asian="normal" style:font-style-complex="normal"/>
    </style:style>
    <style:style style:name="T15" style:family="text">
      <style:text-properties fo:font-variant="normal" fo:text-transform="none" fo:color="#444444" fo:letter-spacing="normal" fo:font-style="normal" fo:font-weight="normal" officeooo:rsid="00158617" style:font-style-asian="normal" style:font-style-complex="normal"/>
    </style:style>
    <style:style style:name="T16" style:family="text">
      <style:text-properties fo:font-variant="normal" fo:text-transform="none" fo:color="#444444" fo:letter-spacing="normal" fo:font-style="normal" fo:font-weight="normal" officeooo:rsid="0015fe71" style:font-style-asian="normal" style:font-style-complex="normal"/>
    </style:style>
    <style:style style:name="T17" style:family="text">
      <style:text-properties fo:font-variant="normal" fo:text-transform="none" fo:color="#444444" fo:letter-spacing="normal" fo:font-style="normal" fo:font-weight="normal" officeooo:rsid="0016df24" style:font-style-asian="normal" style:font-style-complex="normal"/>
    </style:style>
    <style:style style:name="T18" style:family="text">
      <style:text-properties fo:font-variant="normal" fo:text-transform="none" fo:color="#444444" fo:letter-spacing="normal" fo:font-style="normal" fo:font-weight="normal" officeooo:rsid="001714aa" style:font-style-asian="normal" style:font-style-complex="normal"/>
    </style:style>
    <style:style style:name="T19" style:family="text">
      <style:text-properties fo:font-variant="normal" fo:text-transform="none" fo:color="#444444" fo:letter-spacing="normal" fo:font-style="normal" fo:font-weight="normal" officeooo:rsid="0007a8f0"/>
    </style:style>
    <style:style style:name="T20" style:family="text">
      <style:text-properties fo:font-variant="normal" fo:text-transform="none" fo:color="#444444" fo:letter-spacing="normal" fo:font-style="normal" fo:font-weight="normal" officeooo:rsid="0007efd2"/>
    </style:style>
    <style:style style:name="T21" style:family="text">
      <style:text-properties fo:font-variant="normal" fo:text-transform="none" fo:color="#444444" fo:letter-spacing="normal" fo:font-style="normal" officeooo:rsid="00108822" style:font-style-asian="normal" style:font-style-complex="normal"/>
    </style:style>
    <style:style style:name="T22" style:family="text">
      <style:text-properties fo:font-variant="normal" fo:text-transform="none" fo:color="#444444" fo:letter-spacing="normal" fo:font-style="normal" officeooo:rsid="001310fe" style:font-style-asian="normal" style:font-style-complex="normal"/>
    </style:style>
    <style:style style:name="T23" style:family="text">
      <style:text-properties fo:font-variant="normal" fo:text-transform="none" fo:color="#444444" fo:letter-spacing="normal" fo:font-style="normal" officeooo:rsid="001143cf" style:font-style-asian="normal" style:font-style-complex="normal"/>
    </style:style>
    <style:style style:name="T24" style:family="text">
      <style:text-properties fo:font-variant="normal" fo:text-transform="none" fo:color="#444444" fo:letter-spacing="normal" fo:font-style="normal" officeooo:rsid="001431f1" style:font-style-asian="normal" style:font-style-complex="normal"/>
    </style:style>
    <style:style style:name="T25" style:family="text">
      <style:text-properties fo:font-variant="normal" fo:text-transform="none" fo:color="#444444" fo:letter-spacing="normal" fo:font-style="normal" officeooo:rsid="000f0f8d" style:font-style-asian="normal" style:font-style-complex="normal"/>
    </style:style>
    <style:style style:name="T26" style:family="text">
      <style:text-properties fo:font-variant="normal" fo:text-transform="none" fo:color="#444444" fo:letter-spacing="normal" fo:font-style="normal" fo:font-weight="bold" officeooo:rsid="00108822" style:font-style-asian="normal" style:font-weight-asian="bold" style:font-style-complex="normal" style:font-weight-complex="bold"/>
    </style:style>
    <style:style style:name="T27" style:family="text">
      <style:text-properties fo:font-variant="normal" fo:text-transform="none" fo:color="#444444" fo:letter-spacing="normal" fo:font-style="normal" fo:font-weight="bold" officeooo:rsid="001143cf" style:font-style-asian="normal" style:font-weight-asian="bold" style:font-style-complex="normal" style:font-weight-complex="bold"/>
    </style:style>
    <style:style style:name="T28" style:family="text">
      <style:text-properties fo:font-variant="normal" fo:text-transform="none" fo:color="#444444" fo:letter-spacing="normal" fo:font-style="normal" fo:font-weight="bold" officeooo:rsid="001431f1" style:font-style-asian="normal" style:font-weight-asian="bold" style:font-style-complex="normal" style:font-weight-complex="bold"/>
    </style:style>
    <style:style style:name="T29" style:family="text">
      <style:text-properties fo:font-variant="normal" fo:text-transform="none" fo:color="#444444" fo:letter-spacing="normal" fo:font-style="normal" fo:font-weight="bold" officeooo:rsid="000f0f8d" style:font-style-asian="normal" style:font-weight-asian="bold" style:font-style-complex="normal" style:font-weight-complex="bold"/>
    </style:style>
    <style:style style:name="T30" style:family="text">
      <style:text-properties fo:font-variant="normal" fo:text-transform="none" fo:color="#444444" fo:letter-spacing="normal" fo:font-style="italic" fo:font-weight="normal" style:font-style-asian="italic" style:font-style-complex="italic"/>
    </style:style>
    <style:style style:name="T31" style:family="text">
      <style:text-properties fo:font-variant="normal" fo:text-transform="none" fo:color="#444444" fo:letter-spacing="normal" fo:font-style="italic" fo:font-weight="normal" officeooo:rsid="0007a8f0" style:font-style-asian="italic" style:font-style-complex="italic"/>
    </style:style>
    <style:style style:name="T32" style:family="text">
      <style:text-properties fo:font-variant="normal" fo:text-transform="none" fo:color="#444444" fo:letter-spacing="normal" fo:font-style="italic" fo:font-weight="normal" officeooo:rsid="0007efd2" style:font-style-asian="italic" style:font-style-complex="italic"/>
    </style:style>
    <style:style style:name="T33" style:family="text">
      <style:text-properties officeooo:rsid="000301d3"/>
    </style:style>
    <style:style style:name="T34" style:family="text">
      <style:text-properties officeooo:rsid="0003ac99"/>
    </style:style>
    <style:style style:name="T35" style:family="text">
      <style:text-properties officeooo:rsid="00055da7"/>
    </style:style>
    <style:style style:name="T36" style:family="text">
      <style:text-properties style:font-weight-asian="normal" style:font-weight-complex="normal"/>
    </style:style>
    <style:style style:name="T37" style:family="text">
      <style:text-properties officeooo:rsid="000730ef"/>
    </style:style>
    <style:style style:name="T38" style:family="text">
      <style:text-properties fo:font-style="italic" officeooo:rsid="000730ef" style:font-style-asian="italic" style:font-style-complex="italic"/>
    </style:style>
    <style:style style:name="T39" style:family="text">
      <style:text-properties officeooo:rsid="000730ef" style:font-style-asian="normal" style:font-style-complex="normal"/>
    </style:style>
    <style:style style:name="T40" style:family="text">
      <style:text-properties style:font-name="Liberation Serif" fo:font-size="11pt" officeooo:rsid="000e021a" style:font-size-asian="11pt" style:font-size-complex="11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3">Utility: </text:span><text:span text:style-name="T1">[9 points] If I am slightly risk averse which do I prefer in each of the following cases. Give a mathematical justification for your conclusion:</text:span></text:p>
      <text:p text:style-name="P6"/>
      <text:p text:style-name="P6"><text:span text:style-name="T33">1. a=</text:span><text:span text:style-name="T1">[0.5,$900;0.5,$800] or </text:span><text:span text:style-name="T2">b=</text:span><text:span text:style-name="T1">[0.1,$8750;0.9,$0]</text:span></text:p>
      <text:p text:style-name="P4"><text:span text:style-name="T1"/></text:p>
      <text:p text:style-name="P1"><text:span text:style-name="T2">The average value of a is:</text:span></text:p>
      <text:p text:style-name="P2"><text:span text:style-name="T1">0.5*900 + 0.5+800 = $850</text:span></text:p>
      <text:p text:style-name="P3"><text:span text:style-name="T1">The average value of b is:</text:span></text:p>
      <text:p text:style-name="P2"><text:span text:style-name="T1">0.1*8750 + 0.9*0 = $875</text:span></text:p>
      <text:p text:style-name="P3"><text:span text:style-name="T1">Over time, b pays out more than a. However, if an agent is slightly risk averse, the agent will almost definitely prefer a over b because 90% of the time b pays nothing.</text:span></text:p>
      <text:p text:style-name="P5"><text:span text:style-name="T1"/></text:p>
      <text:list xml:id="list7556678784042107458" text:style-name="L1">
        <text:list-header>
          <text:p text:style-name="P12"><text:span text:style-name="T33">2. a=</text:span>[0.6,$100;0.4,$90] or <text:span text:style-name="T34">b=</text:span>[0.6001,$100;0.3999,$90]</text:p>
          <text:p text:style-name="P10"/>
          <text:p text:style-name="P7">The average value of <text:span text:style-name="T35">a is:</text:span></text:p>
          <text:p text:style-name="P8">0.6*100 + 0.4*90 = $96</text:p>
          <text:p text:style-name="P9">The average value of b is:</text:p>
          <text:p text:style-name="P8">0.6001*100 + 0.3999*90 = $96.001</text:p>
          <text:p text:style-name="P9">Over time, b pays out more than a. <text:span text:style-name="T37">There isn't really much to calculate here. The agent would see that b pays more than a, then assess risk. B actually is less risky than a, because the probability of receiving the </text:span><text:span text:style-name="T38">higher</text:span><text:span text:style-name="T39"> payout </text:span><text:span text:style-name="T38">increas</text:span><text:span text:style-name="T39">es. Thus, b pays more and is less risky. (Though the differences are minute.)</text:span></text:p>
          <text:p text:style-name="P11"/>
          <text:p text:style-name="P13"><text:span text:style-name="T33">3. a=</text:span>[0.5<text:span text:style-name="T36">,$110;0.5,$</text:span>90] or <text:span text:style-name="T35">b=</text:span>[0.5001,$90;0.4999,$150<text:span text:style-name="T37">]</text:span></text:p>
          <text:p text:style-name="P14"><text:span text:style-name="T37">The average value of a is:</text:span></text:p>
        </text:list-header>
      </text:list>
      <text:p text:style-name="P15">0.5*110 + 0.5*90 = $100</text:p>
      <text:p text:style-name="P16">The average value of b is:</text:p>
      <text:p text:style-name="P15">0.5001*90 + 0.4999*150 = $119.994</text:p>
      <text:p text:style-name="P26"><text:span text:style-name="T1">Over time, b pays more than a. The agent would see that b is a more valuable choice than a, but then see that b is </text:span><text:span text:style-name="T20">also riskier</text:span><text:span text:style-name="T1">. The agent may then choose either choice based on how risky/safe it wants to play it. </text:span></text:p>
      <text:p text:style-name="P27"><text:span text:style-name="T1">There is a 0.5 probability that the agent will receive $90 in both cases, so this acts neutrally in the agent's decision-making process.</text:span></text:p>
      <text:p text:style-name="P26"><text:span text:style-name="T1">In b, </text:span><text:span text:style-name="T19">there is a 0.0001 </text:span><text:span text:style-name="T32">additional </text:span><text:span text:style-name="T19">chance of the agent receiving $90 instead of $150 </text:span><text:span text:style-name="T31">versus</text:span><text:span text:style-name="T19"> a's </text:span><text:span text:style-name="T20">0.5</text:span><text:span text:style-name="T32"> </text:span><text:span text:style-name="T19">chance of receiving $90. </text:span><text:span text:style-name="T20">In a, the agent stands to gain $20 versus b, where the agent stands to lose $60, 0.01% of the time. This would be the risk that the agent must weigh: a 0.0001 chance of gaining/losing $80.</text:span></text:p>
      <text:p text:style-name="P27"><text:span text:style-name="T1">In b, there is a 0.4999 chance of it receiving $150 </text:span><text:span text:style-name="T30">instead of</text:span><text:span text:style-name="T3"> receiving $110 in a. </text:span><text:soft-page-break/><text:span text:style-name="T3">Thus, when the agent makes a decision, it must decide whether or not the 0.0001 probability of gaining $80 (choosing a over b) is superior to the 0.4999 probability of gaining $40 (choosing b over a). The choice should be clear to readers and agents alike by now – 0.4999*40 &gt;&gt;&gt; 0.001*80. Thus, the agent should always choose b regardless of how “safe” it wants to play it. The outcome of this problem would be significantly different if the probabilities were more separated.</text:span></text:p>
      <text:p text:style-name="P17"/>
      <text:p text:style-name="P18"><text:span text:style-name="T3">4. Compute the Expected Utilities and state what choice you would make.</text:span></text:p>
      <text:p text:style-name="P28"><text:span text:style-name="T3">When D = 1:</text:span></text:p>
      <text:p text:style-name="P28"><text:span text:style-name="T3">U(D=1) = 400*0.2 + 2*0.8 = 81.6</text:span></text:p>
      <text:p text:style-name="P28"><text:span text:style-name="T3">When D = </text:span><text:span text:style-name="T18">2</text:span><text:span text:style-name="T3">:</text:span></text:p>
      <text:p text:style-name="P28"><text:span text:style-name="T3">U(D=2) = 20*0.2 + 100*0.8 = 84</text:span></text:p>
      <text:p text:style-name="P28"><text:span text:style-name="T3">D = 2 provides the higher utility, so I would choose that.</text:span></text:p>
      <text:p text:style-name="P19"/>
      <text:p text:style-name="P18"><text:span text:style-name="T3">5. Compute posterior probabilities.</text:span></text:p>
      <text:p text:style-name="P29"><text:span text:style-name="T3">P(x|Y=1) = P(Y=1|x)P(x)/P(Y=1) </text:span><text:span text:style-name="T4">= (0.2)(0.2)/(0.52) = 0.07</text:span><text:span text:style-name="T9">7</text:span></text:p>
      <text:p text:style-name="P30"><text:span text:style-name="T3">P(x|Y=2) = </text:span><text:span text:style-name="T5">P(Y=</text:span><text:span text:style-name="T3">2</text:span><text:span text:style-name="T5">|x)P(x)/P(Y=</text:span><text:span text:style-name="T3">2</text:span><text:span text:style-name="T5">) </text:span><text:span text:style-name="T3">= (0.4)(0.2)/(</text:span><text:span text:style-name="T7">0.32</text:span><text:span text:style-name="T3">) = </text:span><text:span text:style-name="T7">0.25</text:span><text:span text:style-name="T14">0</text:span></text:p>
      <text:p text:style-name="P31"><text:span text:style-name="T3">P(x|Y=3) = </text:span><text:span text:style-name="T5">P(Y=</text:span><text:span text:style-name="T6">3</text:span><text:span text:style-name="T5">|x)P(x)/P(Y=</text:span><text:span text:style-name="T6">3</text:span><text:span text:style-name="T5">) </text:span><text:span text:style-name="T3">= (0.4)(0.2)/(</text:span><text:span text:style-name="T7">0.16</text:span><text:span text:style-name="T3">) = </text:span><text:span text:style-name="T7">0.5</text:span><text:span text:style-name="T9">0</text:span><text:span text:style-name="T14">0</text:span></text:p>
      <text:p text:style-name="P20"/>
      <text:p text:style-name="P21"><text:span text:style-name="T3">6. Use </text:span><text:span text:style-name="T8">posterior</text:span><text:span text:style-name="T3"> probabilities to compute the posterior expected utilities.</text:span></text:p>
      <text:p text:style-name="P32"><text:span text:style-name="T3">E(U(D=</text:span><text:span text:style-name="T10">A</text:span><text:span text:style-name="T3">,X | Y=</text:span><text:span text:style-name="T10">B</text:span><text:span text:style-name="T3">)) =</text:span><text:span text:style-name="T16">&gt;</text:span><text:span text:style-name="T3"> E(U(D=</text:span><text:span text:style-name="T10">A</text:span><text:span text:style-name="T3">,X) | Y=</text:span><text:span text:style-name="T10">B</text:span><text:span text:style-name="T3">) </text:span><text:span text:style-name="T9">=</text:span><text:span text:style-name="T16">&gt;</text:span><text:span text:style-name="T9"> U(D=</text:span><text:span text:style-name="T10">A</text:span><text:span text:style-name="T9">|x)P(x|Y=</text:span><text:span text:style-name="T10">B</text:span><text:span text:style-name="T9">) + U(D=</text:span><text:span text:style-name="T10">A</text:span><text:span text:style-name="T9">|!x)P(!x|Y=</text:span><text:span text:style-name="T10">B</text:span><text:span text:style-name="T9">) </text:span></text:p>
      <text:p text:style-name="P32"><text:span text:style-name="T11">A=</text:span><text:span text:style-name="T12">1, B=1 </text:span><text:span text:style-name="T9">=</text:span><text:span text:style-name="T12">&gt;</text:span><text:span text:style-name="T9"> 400*0.077 + 2*0.923 = 32.646</text:span></text:p>
      <text:p text:style-name="P37"><text:span text:style-name="T21">A=</text:span><text:span text:style-name="T22">2</text:span><text:span text:style-name="T23">, B=</text:span><text:span text:style-name="T24">1</text:span><text:span text:style-name="T23"> </text:span><text:span text:style-name="T25">=</text:span><text:span text:style-name="T23">&gt; </text:span><text:span text:style-name="T24">20*0.077 + 100*0.923 = 93.840</text:span></text:p>
      <text:p text:style-name="P38"><text:span text:style-name="T21">A=</text:span><text:span text:style-name="T23">1, B=</text:span><text:span text:style-name="T24">2</text:span><text:span text:style-name="T23"> </text:span><text:span text:style-name="T25">=</text:span><text:span text:style-name="T23">&gt;</text:span><text:span text:style-name="T25"> </text:span><text:span text:style-name="T24">400*0.250 + 2*0.750 = 101.500</text:span></text:p>
      <text:p text:style-name="P32"><text:span text:style-name="T11">A=</text:span><text:span text:style-name="T13">2</text:span><text:span text:style-name="T12">, B=</text:span><text:span text:style-name="T14">2</text:span><text:span text:style-name="T12"> </text:span><text:span text:style-name="T9">=</text:span><text:span text:style-name="T12">&gt;</text:span><text:span text:style-name="T9"> </text:span><text:span text:style-name="T14">20*0.250 + 100*0.750 = 80.000</text:span></text:p>
      <text:p text:style-name="P38"><text:span text:style-name="T21">A=</text:span><text:span text:style-name="T23">1, B=</text:span><text:span text:style-name="T24">3</text:span><text:span text:style-name="T23"> </text:span><text:span text:style-name="T25">=</text:span><text:span text:style-name="T23">&gt;</text:span><text:span text:style-name="T25"> </text:span><text:span text:style-name="T24">400*0.500 + 2*0.500 = 201.000</text:span></text:p>
      <text:p text:style-name="P32"><text:span text:style-name="T11">A=</text:span><text:span text:style-name="T13">2</text:span><text:span text:style-name="T12">, B=</text:span><text:span text:style-name="T13">3</text:span><text:span text:style-name="T12"> </text:span><text:span text:style-name="T9">=</text:span><text:span text:style-name="T12">&gt;</text:span><text:span text:style-name="T9"> </text:span><text:span text:style-name="T14">20*0.500 + 100*0.500 = 60.000</text:span></text:p>
      <text:p text:style-name="P22"/>
      <text:p text:style-name="P23"><text:span text:style-name="T3">7. What choice would you make in each of the following cases? What utility would you expect in each case given your choice? Use these three conditional expected utilities in the next section.</text:span></text:p>
      <text:p text:style-name="P34"><text:soft-page-break/><text:span text:style-name="T3">Y=1 =&gt; D=2 (93.84) </text:span></text:p>
      <text:p text:style-name="P34"><text:span text:style-name="T3">Y=2 =&gt; D=1 (101.5)</text:span></text:p>
      <text:p text:style-name="P34"><text:span text:style-name="T3">Y=3 =&gt; D=1 (201)</text:span></text:p>
      <text:p text:style-name="P22"/>
      <text:p text:style-name="P23"><text:span text:style-name="T3">8. Compute the following probabilities: </text:span><text:span text:style-name="T15">(I did this on scratch paper)</text:span></text:p>
      <text:p text:style-name="P35"><text:span text:style-name="T3">P(Y=1) = 0.04 + 0.48 = 0.52</text:span></text:p>
      <text:p text:style-name="P35"><text:span text:style-name="T3">P(Y=2) = 0.08 + 0.24 = 0.32</text:span></text:p>
      <text:p text:style-name="P35"><text:span text:style-name="T3">P(Y=3) = 0.08 + 0.08 = 0.16</text:span></text:p>
      <text:p text:style-name="P24"><text:span text:style-name="T3">What is the Expected Posterior Utility?</text:span></text:p>
      <text:p text:style-name="P35"><text:span text:style-name="T3">P(Y=1) * U(</text:span><text:span text:style-name="T16">Y=1, </text:span><text:span text:style-name="T3">D=2) </text:span><text:span text:style-name="T16">= 0.52 * 93.84 = 48.7968</text:span></text:p>
      <text:p text:style-name="P36"><text:span text:style-name="T3">P(Y=2) * U(Y=2, D=1) = 0.32 * 101.5 = 32.48</text:span></text:p>
      <text:p text:style-name="P36"><text:span text:style-name="T3">P(Y=3) * U(Y=3, D=1) = 0.16 * 201 = </text:span><text:span text:style-name="T17">32.16</text:span></text:p>
      <text:p text:style-name="P25"><text:span text:style-name="T17"/></text:p>
      <text:p text:style-name="P24"><text:span text:style-name="T3">9. </text:span><text:span text:style-name="T18">What is the Expected Value of Sample Information?</text:span></text:p>
      <text:p text:style-name="P24"/>
      <text:p text:style-name="P39"><text:span text:style-name="T21">A=</text:span><text:span text:style-name="T22">2</text:span><text:span text:style-name="T23">, B=</text:span><text:span text:style-name="T24">1</text:span><text:span text:style-name="T23"> </text:span><text:span text:style-name="T25">=</text:span><text:span text:style-name="T23">&gt; </text:span><text:span text:style-name="T24">20*0.077 + 100*0.923 = 93.840</text:span></text:p>
      <text:p text:style-name="P33"><text:span text:style-name="T26">A=</text:span><text:span text:style-name="T27">1, B=</text:span><text:span text:style-name="T28">2</text:span><text:span text:style-name="T27"> </text:span><text:span text:style-name="T29">=</text:span><text:span text:style-name="T27">&gt;</text:span><text:span text:style-name="T29"> </text:span><text:span text:style-name="T28">400*0.250 + 2*0.750 = 101.500</text:span></text:p>
      <text:p text:style-name="P39"><text:span text:style-name="T21">A=</text:span><text:span text:style-name="T23">1, B=</text:span><text:span text:style-name="T24">3</text:span><text:span text:style-name="T23"> </text:span><text:span text:style-name="T25">=</text:span><text:span text:style-name="T23">&gt;</text:span><text:span text:style-name="T25"> </text:span><text:span text:style-name="T24">400*0.500 + 2*0.500 = 201.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Lucida Sans', Tahoma, Helvetica, 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64ec9" officeooo:paragraph-rsid="00064ec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dy Heffner</text:p>
        <text:p text:style-name="MP1">CS 470 – HW9 - Decis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15:13:51.999578413</meta:creation-date>
    <dc:date>2015-06-11T19:27:59.944368815</dc:date>
    <meta:editing-duration>PT3H10M57S</meta:editing-duration>
    <meta:editing-cycles>17</meta:editing-cycles>
    <meta:generator>LibreOffice/4.2.8.2$Linux_X86_64 LibreOffice_project/420m0$Build-2</meta:generator>
    <meta:document-statistic meta:table-count="0" meta:image-count="0" meta:object-count="0" meta:page-count="3" meta:paragraph-count="58" meta:word-count="713" meta:character-count="3919" meta:non-whitespace-character-count="3259"/>
  </office:meta>
</office:document-meta>
</file>